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language="pt" fo:country="PT" fo:font-weight="bold" officeooo:rsid="0005d94f" officeooo:paragraph-rsid="0005d94f" style:font-weight-asian="bold" style:font-weight-complex="bold"/>
    </style:style>
    <style:style style:name="P2" style:family="paragraph" style:parent-style-name="Standard">
      <style:text-properties officeooo:rsid="0006033e" officeooo:paragraph-rsid="0006033e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/>
    </style:style>
    <style:style style:name="T3" style:family="text">
      <style:text-properties officeooo:rsid="0006033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033e" style:font-weight-asian="normal" style:font-weight-complex="normal"/>
    </style:style>
    <style:style style:name="T6" style:family="text">
      <style:text-properties fo:font-weight="bold" officeooo:rsid="000603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AR O ÍCONE DE CURSOR DO UBUNTU</text:p>
      <text:p text:style-name="P1"/>
      <text:p text:style-name="Standard"><text:tab/><text:span text:style-name="T5">Será necessário instalar o GNOME Tweaks afim de facilitar a aplicação do ícone de curso, então, digita-se:</text:span></text:p>
      <text:p text:style-name="Standard"><text:span text:style-name="T5"/></text:p>
      <text:p text:style-name="P2"><text:span text:style-name="T4">&gt; sudo apt install gnome-tweaks</text:span></text:p>
      <text:p text:style-name="P2"><text:span text:style-name="T4"/></text:p>
      <text:p text:style-name="P2"><text:span text:style-name="T4"><text:tab/>E após a instalação digita-se no terminal:</text:span></text:p>
      <text:p text:style-name="P2"><text:span text:style-name="T4"/></text:p>
      <text:p text:style-name="P2"><text:span text:style-name="T4">&gt; gnome-tweaks</text:span></text:p>
      <text:p text:style-name="Standard"/>
      <text:p text:style-name="Standard"/>
      <text:p text:style-name="Standard"><text:tab/><text:span text:style-name="T3">Deve-se procurar pela aba </text:span><text:span text:style-name="T6">APARENCIA</text:span><text:span text:style-name="T3"> e depois por cursor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9:13:07.274994421</meta:creation-date>
    <dc:date>2025-04-18T11:00:52.124659375</dc:date>
    <meta:editing-duration>PT6M2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47" meta:character-count="288" meta:non-whitespace-character-count="244"/>
  </office:meta>
</office:document-meta>
</file>